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System" svg:font-family="System"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57in" style:rel-column-width="15384*"/>
    </style:style>
    <style:style style:name="Table1.B" style:family="table-column">
      <style:table-column-properties style:column-width="5.2993in" style:rel-column-width="5015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8132in" style:rel-column-width="1171*"/>
    </style:style>
    <style:style style:name="Table2.B" style:family="table-column">
      <style:table-column-properties style:column-width="1.4986in" style:rel-column-width="2158*"/>
    </style:style>
    <style:style style:name="Table2.C" style:family="table-column">
      <style:table-column-properties style:column-width="0.5007in" style:rel-column-width="721*"/>
    </style:style>
    <style:style style:name="Table2.D" style:family="table-column">
      <style:table-column-properties style:column-width="1.25in" style:rel-column-width="1800*"/>
    </style:style>
    <style:style style:name="Table2.F" style:family="table-column">
      <style:table-column-properties style:column-width="1.6229in" style:rel-column-width="2337*"/>
    </style:style>
    <style:style style:name="Table2.G" style:family="table-column">
      <style:table-column-properties style:column-width="0.7389in" style:rel-column-width="1064*"/>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2.C4" style:family="table-cell">
      <style:table-cell-properties style:vertical-align="" fo:padding="0.0382in" fo:border-left="0.05pt solid #000000" fo:border-right="none" fo:border-top="none" fo:border-bottom="0.05pt solid #000000"/>
    </style:style>
    <style:style style:name="P1" style:family="paragraph" style:parent-style-name="Text_20_body">
      <style:text-properties officeooo:rsid="000f1db2" officeooo:paragraph-rsid="00333665"/>
    </style:style>
    <style:style style:name="P2" style:family="paragraph" style:parent-style-name="Text_20_body">
      <style:text-properties officeooo:rsid="000f1db2" officeooo:paragraph-rsid="003a0508"/>
    </style:style>
    <style:style style:name="P3" style:family="paragraph" style:parent-style-name="Text_20_body">
      <style:text-properties officeooo:rsid="0021f79e" officeooo:paragraph-rsid="0021f79e"/>
    </style:style>
    <style:style style:name="P4" style:family="paragraph" style:parent-style-name="Text_20_body">
      <style:text-properties officeooo:rsid="002fbc2d" officeooo:paragraph-rsid="002fbc2d"/>
    </style:style>
    <style:style style:name="P5" style:family="paragraph" style:parent-style-name="Text_20_body">
      <style:text-properties officeooo:rsid="0036c382" officeooo:paragraph-rsid="0036c382"/>
    </style:style>
    <style:style style:name="P6" style:family="paragraph" style:parent-style-name="Text_20_body">
      <style:paragraph-properties fo:text-align="center" style:justify-single-word="false"/>
      <style:text-properties officeooo:rsid="0039f3ad" officeooo:paragraph-rsid="0039f3ad"/>
    </style:style>
    <style:style style:name="P7" style:family="paragraph" style:parent-style-name="Text_20_body">
      <style:text-properties officeooo:rsid="003a0508" officeooo:paragraph-rsid="003a0508"/>
    </style:style>
    <style:style style:name="P8" style:family="paragraph" style:parent-style-name="Text_20_body">
      <style:text-properties officeooo:rsid="003c8aed" officeooo:paragraph-rsid="004556e5"/>
    </style:style>
    <style:style style:name="P9" style:family="paragraph" style:parent-style-name="Table_20_Contents">
      <style:text-properties officeooo:rsid="0003c588" officeooo:paragraph-rsid="0003c588"/>
    </style:style>
    <style:style style:name="P10" style:family="paragraph" style:parent-style-name="Table_20_Contents">
      <style:text-properties officeooo:rsid="0003c588" officeooo:paragraph-rsid="0004f5cb"/>
    </style:style>
    <style:style style:name="P11" style:family="paragraph" style:parent-style-name="Table_20_Contents">
      <style:text-properties officeooo:rsid="0003c588" officeooo:paragraph-rsid="000b609b"/>
    </style:style>
    <style:style style:name="P12" style:family="paragraph" style:parent-style-name="Table_20_Contents">
      <style:text-properties officeooo:rsid="0004f5cb" officeooo:paragraph-rsid="0004f5cb"/>
    </style:style>
    <style:style style:name="P13" style:family="paragraph" style:parent-style-name="Table_20_Contents">
      <style:text-properties officeooo:rsid="0004f62e" officeooo:paragraph-rsid="0004f62e"/>
    </style:style>
    <style:style style:name="P14" style:family="paragraph" style:parent-style-name="Table_20_Contents">
      <style:text-properties officeooo:rsid="0004f62e" officeooo:paragraph-rsid="0010e32b"/>
    </style:style>
    <style:style style:name="P15" style:family="paragraph" style:parent-style-name="Table_20_Contents">
      <style:text-properties officeooo:rsid="0004f62e" officeooo:paragraph-rsid="002be8fe"/>
    </style:style>
    <style:style style:name="P16" style:family="paragraph" style:parent-style-name="Table_20_Contents">
      <style:text-properties officeooo:rsid="00061754" officeooo:paragraph-rsid="00061754"/>
    </style:style>
    <style:style style:name="P17" style:family="paragraph" style:parent-style-name="Table_20_Contents">
      <style:text-properties officeooo:rsid="00089e69" officeooo:paragraph-rsid="00125952"/>
    </style:style>
    <style:style style:name="P18" style:family="paragraph" style:parent-style-name="Table_20_Contents">
      <style:text-properties officeooo:rsid="000a72fd" officeooo:paragraph-rsid="000a72fd"/>
    </style:style>
    <style:style style:name="P19" style:family="paragraph" style:parent-style-name="Table_20_Contents">
      <style:text-properties officeooo:rsid="000a72fd" officeooo:paragraph-rsid="002f0076"/>
    </style:style>
    <style:style style:name="P20" style:family="paragraph" style:parent-style-name="Table_20_Contents">
      <style:text-properties officeooo:rsid="000b1e8e" officeooo:paragraph-rsid="000b1e8e"/>
    </style:style>
    <style:style style:name="P21" style:family="paragraph" style:parent-style-name="Table_20_Contents">
      <style:text-properties officeooo:rsid="000b1e8e" officeooo:paragraph-rsid="0010224d"/>
    </style:style>
    <style:style style:name="P22" style:family="paragraph" style:parent-style-name="Table_20_Contents">
      <style:text-properties officeooo:rsid="000b609b" officeooo:paragraph-rsid="000b609b"/>
    </style:style>
    <style:style style:name="P23" style:family="paragraph" style:parent-style-name="Table_20_Contents">
      <style:text-properties officeooo:rsid="000b609b" officeooo:paragraph-rsid="000c424d"/>
    </style:style>
    <style:style style:name="P24" style:family="paragraph" style:parent-style-name="Table_20_Contents">
      <style:text-properties officeooo:rsid="00143401" officeooo:paragraph-rsid="00143401"/>
    </style:style>
    <style:style style:name="P25" style:family="paragraph" style:parent-style-name="Table_20_Contents">
      <style:text-properties officeooo:rsid="00143401" officeooo:paragraph-rsid="002cd3bf"/>
    </style:style>
    <style:style style:name="P26" style:family="paragraph" style:parent-style-name="Table_20_Contents">
      <style:text-properties style:font-name="Arial" fo:font-weight="bold" officeooo:rsid="0004f5cb" officeooo:paragraph-rsid="0004f5cb" style:font-weight-asian="bold" style:font-weight-complex="bold"/>
    </style:style>
    <style:style style:name="P27" style:family="paragraph" style:parent-style-name="Table_20_Contents">
      <style:text-properties officeooo:rsid="0017cca1" officeooo:paragraph-rsid="0019732e"/>
    </style:style>
    <style:style style:name="P28" style:family="paragraph" style:parent-style-name="Table_20_Contents">
      <style:text-properties officeooo:rsid="0017cca1" officeooo:paragraph-rsid="001ac36d"/>
    </style:style>
    <style:style style:name="P29" style:family="paragraph" style:parent-style-name="Table_20_Contents">
      <style:text-properties officeooo:rsid="001b4a5a" officeooo:paragraph-rsid="002bf3cf"/>
    </style:style>
    <style:style style:name="P30" style:family="paragraph" style:parent-style-name="Table_20_Contents">
      <style:text-properties officeooo:rsid="002be8fe" officeooo:paragraph-rsid="002be8fe"/>
    </style:style>
    <style:style style:name="P31" style:family="paragraph" style:parent-style-name="Table_20_Contents">
      <style:text-properties officeooo:rsid="002cd3bf" officeooo:paragraph-rsid="002cd3bf"/>
    </style:style>
    <style:style style:name="P32" style:family="paragraph" style:parent-style-name="Table_20_Contents">
      <style:text-properties fo:font-style="normal" officeooo:rsid="002da365" officeooo:paragraph-rsid="002da365" style:font-style-asian="normal" style:font-style-complex="normal"/>
    </style:style>
    <style:style style:name="P33" style:family="paragraph" style:parent-style-name="Table_20_Contents">
      <style:text-properties officeooo:rsid="002fbc2d" officeooo:paragraph-rsid="002fbc2d"/>
    </style:style>
    <style:style style:name="P34" style:family="paragraph" style:parent-style-name="Standard">
      <style:text-properties officeooo:rsid="001e8f8c" officeooo:paragraph-rsid="0030388c"/>
    </style:style>
    <style:style style:name="P35" style:family="paragraph" style:parent-style-name="Standard">
      <style:text-properties officeooo:rsid="001e8f8c" officeooo:paragraph-rsid="0030ba3b"/>
    </style:style>
    <style:style style:name="P36" style:family="paragraph" style:parent-style-name="Title">
      <style:text-properties fo:font-size="24pt" officeooo:paragraph-rsid="0039f3ad" style:font-size-asian="24pt" style:font-size-complex="24pt"/>
    </style:style>
    <style:style style:name="P37" style:family="paragraph" style:parent-style-name="Standard">
      <style:text-properties style:font-name="Liberation Serif" fo:font-size="10.5pt" officeooo:paragraph-rsid="00586da7" style:font-size-asian="10.5pt" style:font-size-complex="10.5pt"/>
    </style:style>
    <style:style style:name="P38" style:family="paragraph" style:parent-style-name="Text_20_body">
      <style:text-properties officeooo:rsid="0023aa06" officeooo:paragraph-rsid="00333665"/>
    </style:style>
    <style:style style:name="P39" style:family="paragraph" style:parent-style-name="Text_20_body">
      <style:text-properties officeooo:rsid="0023aa06" officeooo:paragraph-rsid="00143401"/>
    </style:style>
    <style:style style:name="P40" style:family="paragraph" style:parent-style-name="Text_20_body">
      <style:text-properties officeooo:rsid="002441a8" officeooo:paragraph-rsid="00471549"/>
    </style:style>
    <style:style style:name="P41" style:family="paragraph" style:parent-style-name="Text_20_body">
      <style:text-properties officeooo:rsid="00143401" officeooo:paragraph-rsid="00143401"/>
    </style:style>
    <style:style style:name="P42" style:family="paragraph" style:parent-style-name="Text_20_body">
      <style:text-properties fo:font-size="14pt" fo:font-style="italic" fo:font-weight="normal" officeooo:rsid="004b93b6" officeooo:paragraph-rsid="004b93b6" style:font-size-asian="14pt" style:font-style-asian="italic" style:font-weight-asian="normal" style:font-size-complex="14pt" style:font-style-complex="italic" style:font-weight-complex="normal"/>
    </style:style>
    <style:style style:name="P43" style:family="paragraph" style:parent-style-name="Text_20_body">
      <style:text-properties fo:font-style="normal" officeooo:rsid="004d8ccc" officeooo:paragraph-rsid="004d8ccc" style:font-style-asian="normal" style:font-style-complex="normal"/>
    </style:style>
    <style:style style:name="P44" style:family="paragraph" style:parent-style-name="Text_20_body">
      <style:text-properties fo:font-size="10.5pt" officeooo:paragraph-rsid="00569c24" style:font-size-asian="10.5pt" style:font-size-complex="10.5pt"/>
    </style:style>
    <style:style style:name="P45" style:family="paragraph" style:parent-style-name="Text_20_body">
      <style:paragraph-properties fo:text-align="center" style:justify-single-word="false"/>
      <style:text-properties fo:font-size="10.5pt" officeooo:paragraph-rsid="00569c24" style:font-size-asian="10.5pt" style:font-size-complex="10.5pt"/>
    </style:style>
    <style:style style:name="P46" style:family="paragraph" style:parent-style-name="Text_20_body">
      <style:text-properties style:font-name="Liberation Serif" fo:font-size="10.5pt" style:font-size-asian="10.5pt" style:font-size-complex="10.5pt"/>
    </style:style>
    <style:style style:name="P47" style:family="paragraph" style:parent-style-name="Text_20_body">
      <style:text-properties style:font-name="Liberation Serif" fo:font-size="10.5pt" officeooo:paragraph-rsid="00586da7" style:font-size-asian="10.5pt" style:font-size-complex="10.5pt"/>
    </style:style>
    <style:style style:name="P48" style:family="paragraph" style:parent-style-name="Text_20_body">
      <style:paragraph-properties fo:text-align="center" style:justify-single-word="false"/>
      <style:text-properties style:font-name="Liberation Serif" fo:font-size="10.5pt" fo:font-weight="bold" officeooo:paragraph-rsid="00586da7" style:font-size-asian="10.5pt" style:font-weight-asian="bold" style:font-size-complex="10.5pt" style:font-weight-complex="bold"/>
    </style:style>
    <style:style style:name="P49" style:family="paragraph" style:parent-style-name="Table_20_Contents">
      <style:text-properties officeooo:rsid="002a0190" officeooo:paragraph-rsid="002be8fe"/>
    </style:style>
    <style:style style:name="P50" style:family="paragraph" style:parent-style-name="Table_20_Contents">
      <style:text-properties officeooo:rsid="002a0190" officeooo:paragraph-rsid="002a0190"/>
    </style:style>
    <style:style style:name="P51" style:family="paragraph" style:parent-style-name="Table_20_Contents">
      <style:text-properties officeooo:rsid="0019732e" officeooo:paragraph-rsid="001ac36d"/>
    </style:style>
    <style:style style:name="P52" style:family="paragraph" style:parent-style-name="Table_20_Contents">
      <style:text-properties officeooo:rsid="0010224d" officeooo:paragraph-rsid="0010224d"/>
    </style:style>
    <style:style style:name="P53" style:family="paragraph" style:parent-style-name="Table_20_Contents">
      <style:text-properties officeooo:rsid="000b609b" officeooo:paragraph-rsid="000c424d"/>
    </style:style>
    <style:style style:name="P54" style:family="paragraph" style:parent-style-name="Table_20_Contents">
      <style:paragraph-properties fo:text-align="end" style:justify-single-word="false"/>
      <style:text-properties style:font-name="Arial" fo:font-style="italic" fo:font-weight="bold" officeooo:rsid="004b93b6" officeooo:paragraph-rsid="004b93b6"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style:font-name="Arial" fo:font-style="italic" fo:font-weight="bold" officeooo:rsid="004b93b6" officeooo:paragraph-rsid="004b93b6" style:font-style-asian="italic" style:font-weight-asian="bold" style:font-style-complex="italic" style:font-weight-complex="bold"/>
    </style:style>
    <style:style style:name="P56" style:family="paragraph" style:parent-style-name="Table_20_Contents">
      <style:paragraph-properties fo:text-align="end" style:justify-single-word="false"/>
      <style:text-properties style:font-name="Arial" fo:font-style="italic" fo:font-weight="bold" officeooo:rsid="004cf0f4" officeooo:paragraph-rsid="004cf0f4" style:font-style-asian="italic" style:font-weight-asian="bold" style:font-style-complex="italic" style:font-weight-complex="bold"/>
    </style:style>
    <style:style style:name="P57" style:family="paragraph" style:parent-style-name="Table_20_Contents">
      <style:paragraph-properties fo:text-align="center" style:justify-single-word="false"/>
      <style:text-properties style:font-name="Arial" fo:font-style="italic" fo:font-weight="normal" officeooo:rsid="004b93b6" officeooo:paragraph-rsid="004b93b6" style:font-style-asian="italic" style:font-weight-asian="normal" style:font-style-complex="italic" style:font-weight-complex="normal"/>
    </style:style>
    <style:style style:name="P58" style:family="paragraph" style:parent-style-name="Table_20_Contents">
      <style:text-properties fo:font-size="10.5pt" fo:background-color="#fdc578" style:font-size-asian="10.5pt" style:font-size-complex="10.5pt"/>
    </style:style>
    <style:style style:name="P59" style:family="paragraph" style:parent-style-name="Table_20_Contents">
      <style:text-properties fo:font-size="10.5pt" style:font-size-asian="10.5pt" style:font-size-complex="10.5pt"/>
    </style:style>
    <style:style style:name="P60" style:family="paragraph" style:parent-style-name="Table_20_Contents">
      <style:paragraph-properties fo:text-align="center" style:justify-single-word="false"/>
      <style:text-properties fo:font-size="10.5pt" style:font-size-asian="10.5pt" style:font-size-complex="10.5pt"/>
    </style:style>
    <style:style style:name="P61" style:family="paragraph" style:parent-style-name="Table_20_Contents">
      <style:paragraph-properties fo:text-align="center" style:justify-single-word="false"/>
      <style:text-properties fo:font-size="10.5pt" officeooo:rsid="004cf0f4" officeooo:paragraph-rsid="004cf0f4" style:font-size-asian="10.5pt" style:font-size-complex="10.5pt"/>
    </style:style>
    <style:style style:name="P62" style:family="paragraph" style:parent-style-name="Table_20_Contents">
      <style:paragraph-properties fo:text-align="center" style:justify-single-word="false"/>
      <style:text-properties fo:font-size="10.5pt" officeooo:rsid="00514302" officeooo:paragraph-rsid="00514302" style:font-size-asian="10.5pt" style:font-size-complex="10.5pt"/>
    </style:style>
    <style:style style:name="P63" style:family="paragraph" style:parent-style-name="Table_20_Contents">
      <style:text-properties fo:font-size="10.5pt" officeooo:rsid="0058ee88" officeooo:paragraph-rsid="0058ee88" style:font-size-asian="10.5pt" style:font-size-complex="10.5pt"/>
    </style:style>
    <style:style style:name="P64" style:family="paragraph" style:parent-style-name="Table_20_Contents">
      <style:text-properties fo:font-size="10.5pt" fo:background-color="#999999" style:font-size-asian="10.5pt" style:font-size-complex="10.5pt"/>
    </style:style>
    <style:style style:name="P65" style:family="paragraph" style:parent-style-name="Table_20_Contents">
      <style:text-properties style:font-name="Liberation Serif" fo:font-size="10.5pt" officeooo:rsid="0058ee88" officeooo:paragraph-rsid="0058ee88" style:font-size-asian="10.5pt" style:font-size-complex="10.5pt"/>
    </style:style>
    <style:style style:name="P66" style:family="paragraph" style:parent-style-name="Table_20_Contents">
      <style:paragraph-properties fo:text-align="end" style:justify-single-word="false"/>
      <style:text-properties style:font-name="Liberation Serif" fo:font-size="10.5pt" fo:font-style="italic" fo:font-weight="bold" officeooo:rsid="004cf0f4" officeooo:paragraph-rsid="004cf0f4" style:font-size-asian="10.5pt" style:font-style-asian="italic" style:font-weight-asian="bold" style:font-size-complex="10.5pt" style:font-style-complex="italic" style:font-weight-complex="bold"/>
    </style:style>
    <style:style style:name="P67" style:family="paragraph" style:parent-style-name="Heading_20_1">
      <style:text-properties officeooo:rsid="001e8f8c" officeooo:paragraph-rsid="001e8f8c"/>
    </style:style>
    <style:style style:name="P68" style:family="paragraph" style:parent-style-name="Heading_20_1">
      <style:text-properties officeooo:paragraph-rsid="001e8f8c"/>
    </style:style>
    <style:style style:name="P69" style:family="paragraph" style:parent-style-name="Heading_20_1">
      <style:text-properties officeooo:rsid="0030388c" officeooo:paragraph-rsid="0030388c"/>
    </style:style>
    <style:style style:name="P70" style:family="paragraph" style:parent-style-name="Heading_20_2">
      <style:text-properties fo:font-size="14pt" fo:font-style="italic" fo:font-weight="normal" officeooo:rsid="004b93b6" officeooo:paragraph-rsid="004b93b6" style:font-size-asian="14pt" style:font-style-asian="italic" style:font-weight-asian="normal" style:font-size-complex="14pt" style:font-style-complex="italic" style:font-weight-complex="normal"/>
    </style:style>
    <style:style style:name="T1" style:family="text">
      <style:text-properties officeooo:rsid="0003c588"/>
    </style:style>
    <style:style style:name="T2" style:family="text">
      <style:text-properties officeooo:rsid="0004f5cb"/>
    </style:style>
    <style:style style:name="T3" style:family="text">
      <style:text-properties officeooo:rsid="00061754"/>
    </style:style>
    <style:style style:name="T4" style:family="text">
      <style:text-properties officeooo:rsid="00066c17"/>
    </style:style>
    <style:style style:name="T5" style:family="text">
      <style:text-properties officeooo:rsid="00080a3b"/>
    </style:style>
    <style:style style:name="T6" style:family="text">
      <style:text-properties officeooo:rsid="00089e69"/>
    </style:style>
    <style:style style:name="T7" style:family="text">
      <style:text-properties officeooo:rsid="000b1e8e"/>
    </style:style>
    <style:style style:name="T8" style:family="text">
      <style:text-properties officeooo:rsid="000b609b"/>
    </style:style>
    <style:style style:name="T9" style:family="text">
      <style:text-properties officeooo:rsid="000c424d"/>
    </style:style>
    <style:style style:name="T10" style:family="text">
      <style:text-properties officeooo:rsid="000d8a2e"/>
    </style:style>
    <style:style style:name="T11" style:family="text">
      <style:text-properties officeooo:rsid="000f1db2"/>
    </style:style>
    <style:style style:name="T12" style:family="text">
      <style:text-properties officeooo:rsid="0010224d"/>
    </style:style>
    <style:style style:name="T13" style:family="text">
      <style:text-properties officeooo:rsid="0010e32b"/>
    </style:style>
    <style:style style:name="T14" style:family="text">
      <style:text-properties officeooo:rsid="00125952"/>
    </style:style>
    <style:style style:name="T15" style:family="text">
      <style:text-properties officeooo:rsid="0015945e"/>
    </style:style>
    <style:style style:name="T16" style:family="text">
      <style:text-properties officeooo:rsid="0019732e"/>
    </style:style>
    <style:style style:name="T17" style:family="text">
      <style:text-properties officeooo:rsid="001c697a"/>
    </style:style>
    <style:style style:name="T18" style:family="text">
      <style:text-properties officeooo:rsid="001e8f8c"/>
    </style:style>
    <style:style style:name="T19" style:family="text">
      <style:text-properties officeooo:rsid="0020596b"/>
    </style:style>
    <style:style style:name="T20" style:family="text">
      <style:text-properties officeooo:rsid="00217e01"/>
    </style:style>
    <style:style style:name="T21" style:family="text">
      <style:text-properties officeooo:rsid="0021f79e"/>
    </style:style>
    <style:style style:name="T22" style:family="text">
      <style:text-properties officeooo:rsid="0023aa06"/>
    </style:style>
    <style:style style:name="T23" style:family="text">
      <style:text-properties officeooo:rsid="002be8fe"/>
    </style:style>
    <style:style style:name="T24" style:family="text">
      <style:text-properties officeooo:rsid="002bf3cf"/>
    </style:style>
    <style:style style:name="T25" style:family="text">
      <style:text-properties officeooo:rsid="002cd3bf"/>
    </style:style>
    <style:style style:name="T26" style:family="text">
      <style:text-properties officeooo:rsid="002f0076"/>
    </style:style>
    <style:style style:name="T27" style:family="text">
      <style:text-properties officeooo:rsid="002fbc2d"/>
    </style:style>
    <style:style style:name="T28" style:family="text">
      <style:text-properties officeooo:rsid="002fe672"/>
    </style:style>
    <style:style style:name="T29" style:family="text">
      <style:text-properties officeooo:rsid="0030388c"/>
    </style:style>
    <style:style style:name="T30" style:family="text">
      <style:text-properties officeooo:rsid="0030ba3b"/>
    </style:style>
    <style:style style:name="T31" style:family="text">
      <style:text-properties officeooo:rsid="00387469"/>
    </style:style>
    <style:style style:name="T32" style:family="text">
      <style:text-properties officeooo:rsid="003a0508"/>
    </style:style>
    <style:style style:name="T33" style:family="text">
      <style:text-properties officeooo:rsid="004106d5"/>
    </style:style>
    <style:style style:name="T34" style:family="text">
      <style:text-properties officeooo:rsid="0044a554"/>
    </style:style>
    <style:style style:name="T35" style:family="text">
      <style:text-properties officeooo:rsid="004556e5"/>
    </style:style>
    <style:style style:name="T36" style:family="text">
      <style:text-properties officeooo:rsid="00471549"/>
    </style:style>
    <style:style style:name="T37" style:family="text">
      <style:text-properties officeooo:rsid="004cf0f4"/>
    </style:style>
    <style:style style:name="T38" style:family="text">
      <style:text-properties fo:font-size="14pt" fo:font-weight="normal" style:font-size-asian="14pt" style:font-weight-asian="normal" style:font-size-complex="14pt" style:font-weight-complex="normal"/>
    </style:style>
    <style:style style:name="T39" style:family="text">
      <style:text-properties fo:font-size="14pt" fo:font-weight="normal" officeooo:rsid="004cf0f4" style:font-size-asian="14pt" style:font-weight-asian="normal" style:font-size-complex="14pt" style:font-weight-complex="normal"/>
    </style:style>
    <style:style style:name="T40" style:family="text">
      <style:text-properties officeooo:rsid="004f5832"/>
    </style:style>
    <style:style style:name="T41" style:family="text">
      <style:text-properties fo:font-weight="bold" style:font-weight-asian="bold" style:font-weight-complex="bold"/>
    </style:style>
    <style:style style:name="T42" style:family="text">
      <style:text-properties officeooo:rsid="00586da7"/>
    </style:style>
    <style:style style:name="T43" style:family="text">
      <style:text-properties fo:font-size="10.5pt" style:font-size-asian="10.5pt" style:font-size-complex="10.5pt"/>
    </style:style>
    <style:style style:name="T44" style:family="text">
      <style:text-properties style:font-name="System" fo:font-size="8pt" fo:font-weight="bold" style:font-size-asian="8pt" style:font-weight-asian="bold"/>
    </style:style>
    <style:style style:name="T45" style:family="text">
      <style:text-properties officeooo:rsid="00586f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Rezonator Find Function<text:span text:style-name="T31">s</text:span></text:p>
      <text:p text:style-name="P6">John W. DuBois</text:p>
      <text:p text:style-name="P6">July 24, 2018</text:p>
      <text:p text:style-name="P2"><text:span text:style-name="T20">This document describes</text:span> <text:span text:style-name="T22">the functions, </text:span>variables<text:span text:style-name="T32">, and grids</text:span> <text:span text:style-name="T20">that are </text:span>relevant to <text:span text:style-name="T22">implementing the findAll function in Rezonator. In addition, several related functions (e.g. findNext, Concordance, Heat Map) are described. </text:span></text:p>
      <text:p text:style-name="P7"><text:tab/>It is important to prioritize <text:span text:style-name="T34">the development of items in </text:span>this list of functions. An asterisk (<text:span text:style-name="T11">*</text:span>)<text:span text:style-name="T11"> next to an item </text:span>indicates <text:span text:style-name="T34">a </text:span>more advanced <text:s/><text:span text:style-name="T11">feature</text:span>, which <text:span text:style-name="T11">may be left </text:span>to <text:span text:style-name="T11">future development</text:span> cycles.</text:p>
      <text:h text:style-name="P67" text:outline-level="1">FindAll</text:h>
      <text:p text:style-name="P38"><text:tab/>The findAll function is designed to collect hits from a search space (i.e. a search domain), and to display them in an intuitive and useful fashion. A "hit" is a word instance that matches a user-specified search expression. In the simplest case, the user types a string that defines the search expression, directly representing the string to be searched for. </text:p>
      <text:p text:style-name="P1"><text:span text:style-name="T22"><text:tab/>To achieve its results, the FindAll function </text:span>construct<text:span text:style-name="T18">s</text:span> the hitGrid.<text:span text:style-name="T19"> Because each hit is a word instance (a.k.a. word token), it has a unique wordID, which is represented in the hitGrid. By default, the FindAll function (1) searches for whole words; (2) searches in the Text field of the word (not the Transcript field); (3) is case-insensitive.</text:span></text:p>
      <text:p text:style-name="P8"><text:tab/>In the simplest version of the display, the hits <text:span text:style-name="T35">are </text:span>simply highlight<text:span text:style-name="T35">ed </text:span>"in place"<text:span text:style-name="T27">, </text:span>i.e. displayed <text:span text:style-name="T27">in their normal location in the discourse view. (This is similar to </text:span>the <text:span text:style-name="T27">FindAll</text:span> function in a standard text editor such as <text:span text:style-name="T27">Notepad++). </text:span><text:s/>Alternatively, in the Concordance view, the <text:span text:style-name="T27">hits are centered in a column running down the middle of the display ("Column 0"), and text that is not associated with any hit is not displayed</text:span>. </text:p>
      <text:p text:style-name="P40"><text:tab/>For more advanced searches, a wild card may be included along with the literal string. In addition, an advanced search may specify the word class (noun, verb, etc.), and may specify the Place of the word, or the location/sequence within its Unit. <text:s/>(That is, users can search for a specific word when it appears as the first word of the intonation unit, or the last word, or second to last word, etc.). Another advanced search function is the double search, in which two search expressions are specified, along with a "gap" which allows one or more words to appear between them. In the Concordance view, important Gap statistics (information about Gap length, etc.) can be displayed in the right margin.</text:p>
      <text:p text:style-name="P39"><text:tab/>Most of the values for the variables indicated below are retained and represented in the hitGrid itself. (A few variables, such as searchSpace, may not be needed.)</text:p>
      <text:p text:style-name="P5"><text:tab/>The FindAll function may be used as the basis of a concordance display<text:span text:style-name="T36">, as well as a </text:span>a simple findNext function<text:span text:style-name="T36">, </text:span>and <text:span text:style-name="T36">the </text:span>Heat Map (see below).</text:p>
      <text:p text:style-name="P5"/>
      <table:table table:name="Table1" table:style-name="Table1">
        <table:table-column table:style-name="Table1.A"/>
        <table:table-column table:style-name="Table1.B"/>
        <text:soft-page-break/>
        <table:table-row>
          <table:table-cell table:style-name="Table1.A1" office:value-type="string">
            <text:p text:style-name="P26">Variable</text:p>
          </table:table-cell>
          <table:table-cell table:style-name="Table1.B1" office:value-type="string">
            <text:p text:style-name="P26">Description</text:p>
          </table:table-cell>
        </table:table-row>
        <table:table-row>
          <table:table-cell table:style-name="Table1.A2" office:value-type="string">
            <text:p text:style-name="P9">hitID</text:p>
          </table:table-cell>
          <table:table-cell table:style-name="Table1.B2" office:value-type="string">
            <text:p text:style-name="P13">unique identifier for each hit (Hit = word instance that matches the <text:s/>search expression; represented by its wordID)</text:p>
          </table:table-cell>
        </table:table-row>
        <table:table-row>
          <table:table-cell table:style-name="Table1.A2" office:value-type="string">
            <text:p text:style-name="P31">Hit</text:p>
          </table:table-cell>
          <table:table-cell table:style-name="Table1.B2" office:value-type="string">
            <text:p text:style-name="P29"><text:span text:style-name="T24">I</text:span>f the word is a hit<text:span text:style-name="T24"> (i.e. matches the search expression), set to </text:span>TRUE<text:span text:style-name="T24">.</text:span> <text:line-break/><text:span text:style-name="T24">But </text:span>if <text:span text:style-name="T24">the word </text:span>is only in the hitGrid as a "guest" (<text:span text:style-name="T17">i.e. it is only </text:span>present because it is part of the context of <text:span text:style-name="T17">a word that actually is a hit), set to </text:span>FALSE<text:span text:style-name="T17">.</text:span></text:p>
          </table:table-cell>
        </table:table-row>
        <table:table-row>
          <table:table-cell table:style-name="Table1.A2" office:value-type="string">
            <text:p text:style-name="P30">Dead</text:p>
          </table:table-cell>
          <table:table-cell table:style-name="Table1.B2" office:value-type="string">
            <text:p text:style-name="P15"><text:span text:style-name="T23">By default, set to FALSE, meaning that the </text:span>hit <text:span text:style-name="T23">is alive or </text:span>active<text:span text:style-name="T17">. If the user manually deletes a hit from the list of hits, set Dead = TRUE. </text:span></text:p>
          </table:table-cell>
        </table:table-row>
        <table:table-row>
          <table:table-cell table:style-name="Table1.A2" office:value-type="string">
            <text:p text:style-name="P41">searchSpace </text:p>
          </table:table-cell>
          <table:table-cell table:style-name="Table1.B2" office:value-type="string">
            <text:p text:style-name="P24">Where to search for hits (e.g. unitGrid, lineGrid, current Stack,<text:span text:style-name="T25"> current</text:span> Rezchain,<text:span text:style-name="T15"> current Trackchain,</text:span> etc.). Default<text:span text:style-name="T25">: searchSpace = </text:span>unitGrid.</text:p>
          </table:table-cell>
        </table:table-row>
        <table:table-row>
          <table:table-cell table:style-name="Table1.A2" office:value-type="string">
            <text:p text:style-name="P4">displayConcordance</text:p>
          </table:table-cell>
          <table:table-cell table:style-name="Table1.B2" office:value-type="string">
            <text:p text:style-name="P33">By default, set to FALSE. That is, hits are highlighted "in place", in their normal location in the discourse view (similar to Notepad++ FindAll). <text:line-break/>If set to TRUE, hits are centered in a column running down the middle of the display ("Column 0"), and information about Gap <text:span text:style-name="T28">length (etc.) </text:span>is displayed in the right margin.</text:p>
          </table:table-cell>
        </table:table-row>
        <table:table-row>
          <table:table-cell table:style-name="Table1.A2" office:value-type="string">
            <text:p text:style-name="P3">search<text:span text:style-name="T25">Tokens</text:span></text:p>
          </table:table-cell>
          <table:table-cell table:style-name="Table1.B2" office:value-type="string">
            <text:p text:style-name="P25"><text:span text:style-name="T25">By default, the search is limited to words only (i.e. entries for actual words, which the wordGrid value for Kind = word). (D</text:span>efault<text:span text:style-name="T25">:</text:span> <text:span text:style-name="T21">searchTokens = FALSE) <text:s/><text:line-break/>Alternatively, the search can include not just words but all tokens, e.g. pause, breath, laugh, grunt (searchTokens = TRUE). <text:s/></text:span></text:p>
          </table:table-cell>
        </table:table-row>
        <table:table-row>
          <table:table-cell table:style-name="Table1.A2" office:value-type="string">
            <text:p text:style-name="P3">searchT<text:span text:style-name="T23">ranscript</text:span></text:p>
          </table:table-cell>
          <table:table-cell table:style-name="Table1.B2" office:value-type="string">
            <text:p text:style-name="P49">By default, the search looks at the word's Text field to see if it matches the search expression (searchTranscript = FALSE). Alternatively, it can look at the word's Transcript field (searchTranscript = TRUE).</text:p>
          </table:table-cell>
        </table:table-row>
        <table:table-row>
          <table:table-cell table:style-name="Table1.A2" office:value-type="string">
            <text:p text:style-name="P3"><text:span text:style-name="T33">matchC</text:span>ase</text:p>
          </table:table-cell>
          <table:table-cell table:style-name="Table1.B2" office:value-type="string">
            <text:p text:style-name="P50">By default, the search is case insensitive (matchCase = FALSE). Alternatively, the user can specify that the search is case sensitive (matchCase = TRUE).</text:p>
          </table:table-cell>
        </table:table-row>
        <table:table-row>
          <table:table-cell table:style-name="Table1.A2" office:value-type="string">
            <text:p text:style-name="P12"><text:span text:style-name="T12">*</text:span>gapLengthMin</text:p>
          </table:table-cell>
          <table:table-cell table:style-name="Table1.B2" office:value-type="string">
            <text:p text:style-name="P13">User-specified value for the minimum number of words <text:span text:style-name="T5">that can occur </text:span>between the first and second search expression. Only relevant for <text:span text:style-name="T13">double </text:span>searches <text:span text:style-name="T13">(searches </text:span>with two search expressions specified<text:span text:style-name="T13">)</text:span>. Default is 0.</text:p>
          </table:table-cell>
        </table:table-row>
        <table:table-row>
          <table:table-cell table:style-name="Table1.A2" office:value-type="string">
            <text:p text:style-name="P12"><text:span text:style-name="T12">*</text:span>gapLengthMax</text:p>
          </table:table-cell>
          <table:table-cell table:style-name="Table1.B2" office:value-type="string">
            <text:p text:style-name="P14">User-specified value for the maximum number of words <text:span text:style-name="T5">that can occur </text:span>between the first and second search expression. Only relevant for <text:span text:style-name="T13">double </text:span>searches <text:span text:style-name="T13">(searches </text:span>with two search expressions specified<text:span text:style-name="T13">)</text:span>. Default is 5.</text:p>
          </table:table-cell>
        </table:table-row>
        <table:table-row>
          <table:table-cell table:style-name="Table1.A2" office:value-type="string">
            <text:p text:style-name="P10">searchExpression1</text:p>
          </table:table-cell>
          <table:table-cell table:style-name="Table1.B2" office:value-type="string">
            <text:p text:style-name="P16">user-specified string<text:span text:style-name="T4"> to search for. <text:line-break/>May include wild cards (* = any number of characters; % = 0 or 1 character). Eventually, may include regular expressions.</text:span></text:p>
          </table:table-cell>
        </table:table-row>
        <table:table-row>
          <table:table-cell table:style-name="Table1.A2" office:value-type="string">
            <text:p text:style-name="P12"><text:span text:style-name="T12">*</text:span>searchPlace<text:span text:style-name="T3">Min1</text:span></text:p>
          </table:table-cell>
          <table:table-cell table:style-name="Table1.B2" office:value-type="string">
            <text:p text:style-name="P27"><text:span text:style-name="T6">user-specified</text:span> <text:span text:style-name="T16">minimum value for </text:span>Place (formerly wordSeq)<text:span text:style-name="T16">,</text:span> <text:span text:style-name="T16">counting within </text:span>the Unit <text:span text:style-name="T16">of the current word;</text:span> <text:span text:style-name="T14">to be included as an additional constraint on the words returned as hits</text:span>. </text:p>
            <text:p text:style-name="P27">Positive integers count forward from the first word in the Unit<text:span text:style-name="T16">;</text:span> <text:line-break/>negative integers count backward from the last word in the unit.</text:p>
          </table:table-cell>
        </table:table-row>
        <table:table-row>
          <table:table-cell table:style-name="Table1.A2" office:value-type="string">
            <text:p text:style-name="P12"><text:span text:style-name="T12">*</text:span>searchPlace<text:span text:style-name="T3">Max1</text:span></text:p>
          </table:table-cell>
          <table:table-cell table:style-name="Table1.B2" office:value-type="string">
            <text:p text:style-name="P28"><text:span text:style-name="T6">user-specified</text:span> <text:span text:style-name="T16">maximum value for </text:span>Place<text:span text:style-name="T16"> (same as searchPlaceMin1). <text:line-break/>Cannot be less than the minimum value. </text:span></text:p>
            <text:p text:style-name="P51">If minimum and maximum value are the same, specifies exactly one Place.</text:p>
            <text:p text:style-name="P32"><text:soft-page-break/>If no value is specified by user, set <text:span text:style-name="T12">searchPlaceMax1</text:span> to the same as <text:span text:style-name="T12">searchPlaceM</text:span>in<text:span text:style-name="T12">1</text:span>.</text:p>
          </table:table-cell>
        </table:table-row>
        <table:table-row>
          <table:table-cell table:style-name="Table1.A2" office:value-type="string">
            <text:p text:style-name="P12"><text:span text:style-name="T12">*</text:span>searchTag1</text:p>
          </table:table-cell>
          <table:table-cell table:style-name="Table1.B2" office:value-type="string">
            <text:p text:style-name="P17">user-specified tag (e.g. wordClass = noun, verb, etc.)<text:span text:style-name="T14">, to included as an additional constraint on the words returned as hits</text:span></text:p>
          </table:table-cell>
        </table:table-row>
        <table:table-row>
          <table:table-cell table:style-name="Table1.A2" office:value-type="string">
            <text:p text:style-name="P9">hit1WordID</text:p>
          </table:table-cell>
          <table:table-cell table:style-name="Table1.B2" office:value-type="string">
            <text:p text:style-name="P18">wordID of the hit<text:span text:style-name="T10"> (for hits corresponding to the first search expression)</text:span></text:p>
          </table:table-cell>
        </table:table-row>
        <table:table-row>
          <table:table-cell table:style-name="Table1.A2" office:value-type="string">
            <text:p text:style-name="P9">hit1Text</text:p>
          </table:table-cell>
          <table:table-cell table:style-name="Table1.B2" office:value-type="string">
            <text:p text:style-name="P19">wordText of the hit<text:span text:style-name="T10"> <text:s/>(for hits corresponding to the first search expression)</text:span></text:p>
          </table:table-cell>
        </table:table-row>
        <table:table-row>
          <table:table-cell table:style-name="Table1.A2" office:value-type="string">
            <text:p text:style-name="P9"><text:span text:style-name="T12">*</text:span>searchExpression2</text:p>
          </table:table-cell>
          <table:table-cell table:style-name="Table1.B2" office:value-type="string">
            <text:p text:style-name="P18">A second <text:span text:style-name="T3">user-specified string to search for. This is a "double search". Users may choose to specify this or not. </text:span>Same as <text:span text:style-name="T1">searchExpression1</text:span>.</text:p>
          </table:table-cell>
        </table:table-row>
        <table:table-row>
          <table:table-cell table:style-name="Table1.A2" office:value-type="string">
            <text:p text:style-name="P12"><text:span text:style-name="T12">*</text:span>searchPlace<text:span text:style-name="T3">Min2</text:span></text:p>
          </table:table-cell>
          <table:table-cell table:style-name="Table1.B2" office:value-type="string">
            <text:p text:style-name="P19"><text:span text:style-name="T26">Similar to</text:span> <text:span text:style-name="T2">searchPlaceMin</text:span>1.</text:p>
          </table:table-cell>
        </table:table-row>
        <table:table-row>
          <table:table-cell table:style-name="Table1.A2" office:value-type="string">
            <text:p text:style-name="P12"><text:span text:style-name="T12">*</text:span>searchPlace<text:span text:style-name="T3">Max2</text:span></text:p>
          </table:table-cell>
          <table:table-cell table:style-name="Table1.B2" office:value-type="string">
            <text:p text:style-name="P19"><text:span text:style-name="T26">Similar to searchPlaceM</text:span>ax1.</text:p>
          </table:table-cell>
        </table:table-row>
        <table:table-row>
          <table:table-cell table:style-name="Table1.A2" office:value-type="string">
            <text:p text:style-name="P12"><text:span text:style-name="T12">*</text:span>searchTag2</text:p>
          </table:table-cell>
          <table:table-cell table:style-name="Table1.B2" office:value-type="string">
            <text:p text:style-name="P19"><text:span text:style-name="T26">Similar to search</text:span>Tag1.</text:p>
          </table:table-cell>
        </table:table-row>
        <table:table-row>
          <table:table-cell table:style-name="Table1.A2" office:value-type="string">
            <text:p text:style-name="P9"><text:span text:style-name="T13">*</text:span>hit2WordID</text:p>
          </table:table-cell>
          <table:table-cell table:style-name="Table1.B2" office:value-type="string">
            <text:p text:style-name="P19">wordID of the hit<text:span text:style-name="T26">, for hits corresponding to the second search expression. (Similar to hit1WordID)</text:span></text:p>
          </table:table-cell>
        </table:table-row>
        <table:table-row>
          <table:table-cell table:style-name="Table1.A2" office:value-type="string">
            <text:p text:style-name="P9"><text:span text:style-name="T13">*</text:span>hit2Text</text:p>
          </table:table-cell>
          <table:table-cell table:style-name="Table1.B2" office:value-type="string">
            <text:p text:style-name="P19">word<text:span text:style-name="T10">Text</text:span> of the hit<text:span text:style-name="T26">, for hits corresponding to the second search expression.(Similar to hit1WordText)</text:span></text:p>
          </table:table-cell>
        </table:table-row>
        <table:table-row>
          <table:table-cell table:style-name="Table1.A2" office:value-type="string">
            <text:p text:style-name="P9">context<text:span text:style-name="T7">PriorLength</text:span></text:p>
          </table:table-cell>
          <table:table-cell table:style-name="Table1.B2" office:value-type="string">
            <text:p text:style-name="P21">User-specified number of words to collect as the pre-hit context<text:span text:style-name="T12"> (default=20)</text:span></text:p>
          </table:table-cell>
        </table:table-row>
        <table:table-row>
          <table:table-cell table:style-name="Table1.A2" office:value-type="string">
            <text:p text:style-name="P9">context<text:span text:style-name="T7">PostLength</text:span></text:p>
          </table:table-cell>
          <table:table-cell table:style-name="Table1.B2" office:value-type="string">
            <text:p text:style-name="P21">User-specified number of words to collect as the post-hit context<text:span text:style-name="T12"> (default=20)</text:span></text:p>
          </table:table-cell>
        </table:table-row>
        <table:table-row>
          <table:table-cell table:style-name="Table1.A2" office:value-type="string">
            <text:p text:style-name="P9">context<text:span text:style-name="T7">Prior</text:span>List</text:p>
          </table:table-cell>
          <table:table-cell table:style-name="Table1.B2" office:value-type="string">
            <text:p text:style-name="P20">Ordered list of wordID's for words that appear in the immediate prior context of the hit<text:span text:style-name="T12">.<text:line-break/>In a single search, these are the words that precede the search expression. <text:line-break/>In a double search, these are the words that precede the first search expression.</text:span></text:p>
          </table:table-cell>
        </table:table-row>
        <table:table-row>
          <table:table-cell table:style-name="Table1.A2" office:value-type="string">
            <text:p text:style-name="P9">context<text:span text:style-name="T7">Post</text:span>List</text:p>
          </table:table-cell>
          <table:table-cell table:style-name="Table1.B2" office:value-type="string">
            <text:p text:style-name="P20">Ordered list of wordID's for words that appear in the immediate post context of the hit<text:span text:style-name="T12">.</text:span></text:p>
            <text:p text:style-name="P52">In a single search, these are the words that follow the search expression. <text:line-break/>In a double search, these are the words that follow the second search expression.</text:p>
          </table:table-cell>
        </table:table-row>
        <table:table-row>
          <table:table-cell table:style-name="Table1.A2" office:value-type="string">
            <text:p text:style-name="P9"><text:span text:style-name="T13">*</text:span>gapList</text:p>
          </table:table-cell>
          <table:table-cell table:style-name="Table1.B2" office:value-type="string">
            <text:p text:style-name="P20">Ordered list of wordID's for words that appear in the gap between the two hits (when two search expressions are specified)</text:p>
          </table:table-cell>
        </table:table-row>
        <table:table-row>
          <table:table-cell table:style-name="Table1.A2" office:value-type="string">
            <text:p text:style-name="P9"><text:span text:style-name="T13">*</text:span>gapLengthWords</text:p>
          </table:table-cell>
          <table:table-cell table:style-name="Table1.B2" office:value-type="string">
            <text:p text:style-name="P22">Count of the number of words in the gap</text:p>
          </table:table-cell>
        </table:table-row>
        <table:table-row>
          <table:table-cell table:style-name="Table1.A2" office:value-type="string">
            <text:p text:style-name="P11"><text:span text:style-name="T13">*</text:span>gapLength<text:span text:style-name="T8">Tokens</text:span></text:p>
          </table:table-cell>
          <table:table-cell table:style-name="Table1.B2" office:value-type="string">
            <text:p text:style-name="P22">Count of the number of tokens in the gap</text:p>
          </table:table-cell>
        </table:table-row>
        <table:table-row>
          <table:table-cell table:style-name="Table1.A2" office:value-type="string">
            <text:p text:style-name="P9"><text:span text:style-name="T13">*</text:span>gapLengthUnits</text:p>
          </table:table-cell>
          <table:table-cell table:style-name="Table1.B2" office:value-type="string">
            <text:p text:style-name="P23">Count of the number of <text:span text:style-name="T9">boundaries between units</text:span> in the gap</text:p>
          </table:table-cell>
        </table:table-row>
        <table:table-row>
          <table:table-cell table:style-name="Table1.A2" office:value-type="string">
            <text:p text:style-name="P9"><text:span text:style-name="T13">*</text:span>gapLengthTime</text:p>
          </table:table-cell>
          <table:table-cell table:style-name="Table1.B2" office:value-type="string">
            <text:p text:style-name="P23">Count of the number of <text:span text:style-name="T9">seconds (and milliseconds) </text:span>in the gap</text:p>
          </table:table-cell>
        </table:table-row>
      </table:table>
      <text:h text:style-name="P70" text:outline-level="2"/>
      <text:p text:style-name="P42"/>
      <text:p text:style-name="P42"/>
      <text:h text:style-name="P70" text:outline-level="2"><text:soft-page-break/><text:span text:style-name="T37">Dual Search</text:span></text:h>
      <text:p text:style-name="P43"><text:span text:style-name="T39">T</text:span><text:span text:style-name="T38">his is a schematic mock-up of the dual search screen, showing user input (upper 4 rows) and search results (bottom 2 rows).</text:span></text:p>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row>
          <table:table-cell table:style-name="Table2.A1" office:value-type="string">
            <text:p text:style-name="P54"/>
          </table:table-cell>
          <table:table-cell table:style-name="Table2.A1" office:value-type="string">
            <text:p text:style-name="P57">Left Context</text:p>
          </table:table-cell>
          <table:table-cell table:style-name="Table2.A1" office:value-type="string">
            <text:p text:style-name="P55">Hit 1</text:p>
          </table:table-cell>
          <table:table-cell table:style-name="Table2.A1" office:value-type="string">
            <text:p text:style-name="P55">Gap</text:p>
          </table:table-cell>
          <table:table-cell table:style-name="Table2.A1" office:value-type="string">
            <text:p text:style-name="P55">Hit 2</text:p>
          </table:table-cell>
          <table:table-cell table:style-name="Table2.A1" office:value-type="string">
            <text:p text:style-name="P57">Right Context </text:p>
          </table:table-cell>
          <table:table-cell table:style-name="Table2.G1" office:value-type="string">
            <text:p text:style-name="P55">Gap <text:span text:style-name="T37">Stats</text:span></text:p>
          </table:table-cell>
        </table:table-row>
        <table:table-row>
          <table:table-cell table:style-name="Table2.A2" office:value-type="string">
            <text:p text:style-name="P54">Search Term</text:p>
          </table:table-cell>
          <table:table-cell table:style-name="Table2.A2" office:value-type="string">
            <text:p text:style-name="P58"/>
          </table:table-cell>
          <table:table-cell table:style-name="Table2.A2" office:value-type="string">
            <text:p text:style-name="P61">I</text:p>
          </table:table-cell>
          <table:table-cell table:style-name="Table2.A2" office:value-type="string">
            <text:p text:style-name="P60"/>
          </table:table-cell>
          <table:table-cell table:style-name="Table2.A2" office:value-type="string">
            <text:p text:style-name="P61">that</text:p>
          </table:table-cell>
          <table:table-cell table:style-name="Table2.A2" office:value-type="string">
            <text:p text:style-name="P59"/>
          </table:table-cell>
          <table:table-cell table:style-name="Table2.G2" office:value-type="string">
            <text:p text:style-name="P64"/>
          </table:table-cell>
        </table:table-row>
        <table:table-row>
          <table:table-cell table:style-name="Table2.A2" office:value-type="string">
            <text:p text:style-name="P54">Place</text:p>
          </table:table-cell>
          <table:table-cell table:style-name="Table2.A2" office:value-type="string">
            <text:p text:style-name="P58"/>
          </table:table-cell>
          <table:table-cell table:style-name="Table2.A2" office:value-type="string">
            <text:p text:style-name="P61">1</text:p>
          </table:table-cell>
          <table:table-cell table:style-name="Table2.A2" office:value-type="string">
            <text:p text:style-name="P61">0-<text:span text:style-name="T40">5</text:span></text:p>
          </table:table-cell>
          <table:table-cell table:style-name="Table2.A2" office:value-type="string">
            <text:p text:style-name="P61">-1</text:p>
          </table:table-cell>
          <table:table-cell table:style-name="Table2.A2" office:value-type="string">
            <text:p text:style-name="P59"/>
          </table:table-cell>
          <table:table-cell table:style-name="Table2.G2" office:value-type="string">
            <text:p text:style-name="P64"/>
          </table:table-cell>
        </table:table-row>
        <table:table-row>
          <table:table-cell table:style-name="Table2.A2" office:value-type="string">
            <text:p text:style-name="P54">Tag</text:p>
          </table:table-cell>
          <table:table-cell table:style-name="Table2.A2" office:value-type="string">
            <text:p text:style-name="P58"/>
          </table:table-cell>
          <table:table-cell table:style-name="Table2.C4" office:value-type="string">
            <text:p text:style-name="P62"/>
          </table:table-cell>
          <table:table-cell table:style-name="Table2.A2" office:value-type="string">
            <text:p text:style-name="P60"/>
          </table:table-cell>
          <table:table-cell table:style-name="Table2.A2" office:value-type="string">
            <text:p text:style-name="P60"/>
          </table:table-cell>
          <table:table-cell table:style-name="Table2.A2" office:value-type="string">
            <text:p text:style-name="P59"/>
          </table:table-cell>
          <table:table-cell table:style-name="Table2.G2" office:value-type="string">
            <text:p text:style-name="P64"/>
          </table:table-cell>
        </table:table-row>
        <table:table-row>
          <table:table-cell table:style-name="Table2.A2" office:value-type="string">
            <text:p text:style-name="P56">Results</text:p>
          </table:table-cell>
          <table:table-cell table:style-name="Table2.A2" office:value-type="string">
            <text:p text:style-name="P44">if that's what you think.</text:p>
          </table:table-cell>
          <table:table-cell table:style-name="Table2.A2" office:value-type="string">
            <text:p text:style-name="P45">... <text:span text:style-name="T41">I </text:span></text:p>
          </table:table-cell>
          <table:table-cell table:style-name="Table2.A2" office:value-type="string">
            <text:p text:style-name="P45"><text:span text:style-name="T41">think that's nice</text:span></text:p>
          </table:table-cell>
          <table:table-cell table:style-name="Table2.A2" office:value-type="string">
            <text:p text:style-name="P45"><text:span text:style-name="T41">that,</text:span></text:p>
          </table:table-cell>
          <table:table-cell table:style-name="Table2.A2" office:value-type="string">
            <text:p text:style-name="P44">... they invited you to his birthday,</text:p>
          </table:table-cell>
          <table:table-cell table:style-name="Table2.G2" office:value-type="string">
            <text:p text:style-name="P63">4 words</text:p>
          </table:table-cell>
        </table:table-row>
        <table:table-row>
          <table:table-cell table:style-name="Table2.A2" office:value-type="string">
            <text:p text:style-name="P66"/>
          </table:table-cell>
          <table:table-cell table:style-name="Table2.A2" office:value-type="string">
            <text:p text:style-name="P46">... be utilized,<text:span text:style-name="T45"> </text:span>.. effectively and efficiently,<text:span text:style-name="T45"> </text:span>... to get a bigger bang for the buck.<text:span text:style-name="T45"> </text:span>PATTY;<text:span text:style-name="T45"> </text:span>... kay ##,</text:p>
          </table:table-cell>
          <table:table-cell table:style-name="Table2.A2" office:value-type="string">
            <text:p text:style-name="P48">I</text:p>
          </table:table-cell>
          <table:table-cell table:style-name="Table2.A2" office:value-type="string">
            <text:p text:style-name="P48">just wanted to say </text:p>
          </table:table-cell>
          <table:table-cell table:style-name="Table2.A2" office:value-type="string">
            <text:p text:style-name="P48">that,</text:p>
          </table:table-cell>
          <table:table-cell table:style-name="Table2.A2" office:value-type="string">
            <text:p text:style-name="P37">.. there's also some other opportunities for,</text:p>
            <text:p text:style-name="P47">...um,<text:span text:style-name="T42"> </text:span>...<text:span text:style-name="T42"> </text:span>organizations that are new,<text:span text:style-name="T42"> </text:span>.. in the networking process,</text:p>
          </table:table-cell>
          <table:table-cell table:style-name="Table2.G2" office:value-type="string">
            <text:p text:style-name="P65">4 words</text:p>
          </table:table-cell>
        </table:table-row>
      </table:table>
      <text:h text:style-name="P68" text:outline-level="1"><text:span text:style-name="T18">FindNext</text:span></text:h>
      <text:p text:style-name="P34">FindNext<text:span text:style-name="T29"> is a </text:span>simple<text:span text:style-name="T29"> </text:span>function, <text:span text:style-name="T29">which </text:span>moves the cursor to the next instance of a word that <text:span text:style-name="T29">satisfies </text:span>the search expression. <text:span text:style-name="T29">T</text:span>his resembles the "Find Next" function of many text editors, word processors, etc<text:span text:style-name="T29">. </text:span>(The default is to search down, but searching up can be specified by the user too.)</text:p>
      <text:p text:style-name="P34"><text:span text:style-name="T29">(The FindNext function can be considered a simplified version of </text:span>the FindAll function<text:span text:style-name="T29">, with a limited subset of options.)</text:span></text:p>
      <text:h text:style-name="P69" text:outline-level="1">Heat Map</text:h>
      <text:p text:style-name="P35">Note that <text:span text:style-name="T30">it should be fairly simple to create a basic Heat Map, using the </text:span>FindAll function<text:span text:style-name="T29">. In effect, the Heat Map is simply a ready-made search that focuses on non-word tokens (laugh, overlap, etc.). For example, laughs may be highlighted with a yellow background. The Heat Map is sensitive to the intensity of the laughter: the more laugh pulses in a given intonation unit, the deeper the color saturation. (Note that one pulse of laughter corresponds to one "@" sign.) In addition, words that are nearby get a spill-over effect: within a specified distance of a cluster of multiple @ signs, the words receive a mild yellow coloring (less satura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System" svg:font-family="System"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07:09:24.620000000</meta:creation-date>
    <dc:date>2018-07-25T22:09:59.970000000</dc:date>
    <meta:editing-duration>P1DT7H18M39S</meta:editing-duration>
    <meta:editing-cycles>69</meta:editing-cycles>
    <meta:generator>LibreOffice/6.0.4.2$Windows_X86_64 LibreOffice_project/9b0d9b32d5dcda91d2f1a96dc04c645c450872bf</meta:generator>
    <meta:document-statistic meta:table-count="2" meta:image-count="0" meta:object-count="0" meta:page-count="4" meta:paragraph-count="115" meta:word-count="1491" meta:character-count="9096" meta:non-whitespace-character-count="7687"/>
  </office:meta>
</office:document-meta>
</file>